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swiss"/>
    <style:font-face style:name="arial" svg:font-family="arial" style:font-adornments="Gras" style:font-family-generic="swiss"/>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hadow="none"/>
    </style:style>
    <style:style style:name="Tableau1.A" style:family="table-column">
      <style:table-column-properties style:column-width="2.15cm" style:rel-column-width="1219*"/>
    </style:style>
    <style:style style:name="Tableau1.B" style:family="table-column">
      <style:table-column-properties style:column-width="4.949cm" style:rel-column-width="2806*"/>
    </style:style>
    <style:style style:name="Tableau1.A1" style:family="table-cell">
      <style:table-cell-properties style:vertical-align="middle" fo:padding="0.097cm" fo:border="none"/>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1"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line-height="100%" fo:text-align="justify" style:justify-single-word="false"/>
      <style:text-properties style:font-name="arial1" fo:font-size="10pt" fo:language="en" fo:country="US" style:font-size-asian="10pt" style:font-size-complex="10pt"/>
    </style:style>
    <style:style style:name="P11"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2" style:family="paragraph" style:parent-style-name="Heading_20_1">
      <style:text-properties style:font-name="arial1"/>
    </style:style>
    <style:style style:name="P13" style:family="paragraph" style:parent-style-name="Heading_20_1">
      <style:paragraph-properties fo:line-height="100%" fo:text-align="justify" style:justify-single-word="false"/>
      <style:text-properties style:font-name="arial1"/>
    </style:style>
    <style:style style:name="P14" style:family="paragraph" style:parent-style-name="Heading_20_1">
      <style:paragraph-properties fo:line-height="100%" fo:text-align="justify" style:justify-single-word="false"/>
    </style:style>
    <style:style style:name="P15" style:family="paragraph" style:parent-style-name="Table_20_Contents">
      <style:paragraph-properties fo:text-align="center" style:justify-single-word="false"/>
      <style:text-properties style:font-name="arial1" fo:font-size="10pt" style:font-size-asian="10pt" style:font-size-complex="10pt"/>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ext_20_body">
      <style:paragraph-properties fo:line-height="100%" fo:text-align="justify" style:justify-single-word="false"/>
      <style:text-properties style:font-name="arial1" fo:font-size="10pt" fo:language="en" fo:country="US" fo:font-style="normal" style:font-size-asian="10pt" style:font-style-asian="normal" style:font-size-complex="10pt" style:font-style-complex="normal"/>
    </style:style>
    <style:style style:name="P18" style:family="paragraph" style:parent-style-name="Text_20_body">
      <style:paragraph-properties fo:line-height="100%" fo:text-align="justify" style:justify-single-word="false"/>
      <style:text-properties style:font-name="arial1" fo:font-size="10pt" fo:language="en" fo:country="US" style:font-size-asian="10pt" style:font-size-complex="10pt"/>
    </style:style>
    <style:style style:name="P1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4" style:family="paragraph" style:parent-style-name="Heading_20_2">
      <style:paragraph-properties fo:line-height="100%" fo:text-align="justify" style:justify-single-word="false"/>
      <style:text-properties style:font-name="arial1"/>
    </style:style>
    <style:style style:name="P25" style:family="paragraph" style:parent-style-name="Heading_20_2">
      <style:paragraph-properties fo:line-height="100%" fo:text-align="justify" style:justify-single-word="false"/>
    </style:style>
    <style:style style:name="P26" style:family="paragraph" style:parent-style-name="Heading_20_1">
      <style:paragraph-properties fo:line-height="100%" fo:text-align="justify" style:justify-single-word="false"/>
      <style:text-properties style:font-name="arial1"/>
    </style:style>
    <style:style style:name="P27" style:family="paragraph" style:parent-style-name="Heading_20_1">
      <style:paragraph-properties fo:line-height="100%" fo:text-align="justify" style:justify-single-word="false"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1"/>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style:font-style-asian="italic"/>
    </style:style>
    <style:style style:name="T10" style:family="text">
      <style:text-properties style:font-weight-asian="bold"/>
    </style:style>
    <style:style style:name="T11" style:family="text">
      <style:text-properties style:font-style-complex="italic"/>
    </style:style>
    <style:style style:name="T12" style:family="text">
      <style:text-properties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Technical Project 2008</text:p>
      <text:p text:style-name="P8">__________</text:p>
      <text:p text:style-name="P8"/>
      <text:p text:style-name="P11">Virtualization for autonomous administration of servers</text:p>
      <text:p text:style-name="P8"/>
      <text:p text:style-name="P8">Presentation of Technical Project</text:p>
      <text:p text:style-name="P9"/>
      <text:p text:style-name="P9"/>
      <text:p text:style-name="P4"><text:a xlink:type="simple" xlink:href="mailto:jlouisy@etu.enseeiht.fr"><text:span text:style-name="T2">Client supervisor</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lient co-supervisor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Industrial Supervisor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Team Leader</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Students </text:span></text:a><text:a xlink:type="simple" xlink:href="mailto:jlouisy@etu.enseeiht.fr"><text:span text:style-name="T1">: </text:span></text:a></text:p>
      <text:list text:style-name="L1">
        <text:list-item>
          <text:p text:style-name="P19"><text:a xlink:type="simple" xlink:href="mailto:jlouisy@etu.enseeiht.fr"><text:span text:style-name="T1">Julien Louisy</text:span></text:a></text:p>
        </text:list-item>
        <text:list-item>
          <text:p text:style-name="P19"><text:a xlink:type="simple" xlink:href="mailto:jlouisy@etu.enseeiht.fr"><text:span text:style-name="T1">Julien Clariond</text:span></text:a></text:p>
        </text:list-item>
        <text:list-item>
          <text:p text:style-name="P19"><text:a xlink:type="simple" xlink:href="mailto:jlouisy@etu.enseeiht.fr"><text:span text:style-name="T1">Hery Randriamanamihaga</text:span></text:a></text:p>
        </text:list-item>
        <text:list-item>
          <text:p text:style-name="P19"><text:a xlink:type="simple" xlink:href="mailto:jlouisy@etu.enseeiht.fr"><text:span text:style-name="T1">Ezequiel Geremia</text:span></text:a></text:p>
        </text:list-item>
        <text:list-item>
          <text:p text:style-name="P19"><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9">Sommaire</text:p>
          </text:index-title>
          <text:p text:style-name="P30">1 - Abstract<text:tab/>3</text:p>
          <text:p text:style-name="P30">2 - Project description<text:tab/>3</text:p>
          <text:p text:style-name="P28">2.1 - Aim<text:tab/>3</text:p>
          <text:p text:style-name="P28">2.2 - Problem<text:tab/>4</text:p>
          <text:p text:style-name="P28">2.3 - Method<text:tab/>4</text:p>
          <text:p text:style-name="P30">3 - Role distribution<text:tab/>4</text:p>
          <text:p text:style-name="P30">4 - Bibliography<text:tab/>4</text:p>
        </text:index-body>
      </text:table-of-content>
      <text:h text:style-name="P12" text:outline-level="1" text:is-list-header="true"/>
      <text:h text:style-name="P27" text:outline-level="1"><text:span text:style-name="T3">Abstract</text:span></text:h>
      <text:h text:style-name="P13" text:outline-level="1">Project description</text:h>
      <text:h text:style-name="P25" text:outline-level="2">Aim</text:h>
      <text:p text:style-name="P10"><text:tab/>Consider a company which owns a cluster of computers, <text:span text:style-name="T5">i. e</text:span>. many network connected computers which are able to work together. This company rents these computers to customers who need to process huge amounts of information. Each computer is able to host one single server which processes the client's data flow. One obvious strategy to maximize profits consists of renting all the computers. However, several studies revealed that most regular customers do not use computers efficiently, <text:span text:style-name="T5">i. e.</text:span> the processor remains inactive for long-term periods because the hosted server does not process anything. These periods seem to be a very severe loss for the company. Indeed, the inactive machines could have been rent to other customers.</text:p>
      <text:p text:style-name="P10"><text:tab/>The Xen AttiTune project aims to build an architecture which minimizes the number of inactive computers. This architecture will enables to affect active servers to inactive computers. So computers should be able to hosts two servers : one active server and one inactive server. As a consequence, considering that <text:s/>the company owns <text:span text:style-name="T5">n</text:span> computers, if it rents <text:span text:style-name="T5">n</text:span> places for clients' servers among whom <text:span text:style-name="T5">m</text:span><text:span text:style-name="T6"> are shown to be inactive,</text:span> then <text:span text:style-name="T5">m</text:span><text:span text:style-name="T6"> more places can be rented. The total number of rented places equals </text:span><text:span text:style-name="T5">n+m</text:span><text:span text:style-name="T6">. This kind of argument leads to conceive optimized strategy, </text:span><text:span text:style-name="T5">e. g.</text:span><text:span text:style-name="T6"> overbooking the cluster of computers ensures that all computers are used efficiently.</text:span></text:p>
      <text:p text:style-name="P17"><text:tab/>However, if two active servers are running on the same computer, the customer may complain about the lack of performance on his servers. Indeed, one single machine cannot support two servers without slowing down the data processing on both servers. <text:s/>That is why the company which rents the cluster of computers should ensure that it will always be possible to pool active servers with inactive servers. The Xen AttiTune project will enable to implement such cluster management policies. Figure 2.1.1 sums up further similar policies.</text:p>
      <table:table table:name="Tableau1" table:style-name="Tableau1">
        <table:table-column table:style-name="Tableau1.A"/>
        <table:table-column table:style-name="Tableau1.B" table:number-columns-repeated="3"/>
        <table:table-row>
          <table:table-cell table:style-name="Tableau1.A1" office:value-type="string">
            <text:p text:style-name="P15"/>
          </table:table-cell>
          <table:table-cell table:style-name="Tableau1.B1" office:value-type="string">
            <text:p text:style-name="P16">Policy 1</text:p>
          </table:table-cell>
          <table:table-cell table:style-name="Tableau1.B1" office:value-type="string">
            <text:p text:style-name="P16">Policy 2</text:p>
          </table:table-cell>
          <table:table-cell table:style-name="Tableau1.D1" office:value-type="string">
            <text:p text:style-name="P16">Policy 3</text:p>
          </table:table-cell>
        </table:table-row>
        <table:table-row>
          <table:table-cell table:style-name="Tableau1.D1" office:value-type="string">
            <text:p text:style-name="P16">Context</text:p>
          </table:table-cell>
          <table:table-cell table:style-name="Tableau1.B2" office:value-type="string">
            <text:p text:style-name="P15">pay to use computers</text:p>
          </table:table-cell>
          <table:table-cell table:style-name="Tableau1.B2" office:value-type="string">
            <text:p text:style-name="P15">high electrical consumption</text:p>
          </table:table-cell>
          <table:table-cell table:style-name="Tableau1.D2" office:value-type="string">
            <text:p text:style-name="P15">highly distributed clusters</text:p>
          </table:table-cell>
        </table:table-row>
        <table:table-row>
          <table:table-cell table:style-name="Tableau1.D2" office:value-type="string">
            <text:p text:style-name="P16">Metric</text:p>
          </table:table-cell>
          <table:table-cell table:style-name="Tableau1.B2" office:value-type="string">
            <text:p text:style-name="P15">server reservation price</text:p>
          </table:table-cell>
          <table:table-cell table:style-name="Tableau1.B2" office:value-type="string">
            <text:p text:style-name="P15">per computer electrical consumption</text:p>
          </table:table-cell>
          <table:table-cell table:style-name="Tableau1.D2" office:value-type="string">
            <text:p text:style-name="P15">network load and distance between computers</text:p>
          </table:table-cell>
        </table:table-row>
        <table:table-row>
          <table:table-cell table:style-name="Tableau1.D2" office:value-type="string">
            <text:p text:style-name="P16">Goal</text:p>
          </table:table-cell>
          <table:table-cell table:style-name="Tableau1.B2" office:value-type="string">
            <text:p text:style-name="P15">minimize costs</text:p>
            <text:p text:style-name="P15">=</text:p>
            <text:p text:style-name="P15">bring together inactive servers</text:p>
          </table:table-cell>
          <table:table-cell table:style-name="Tableau1.B2" office:value-type="string">
            <text:p text:style-name="P15">minimize electrical consumption</text:p>
            <text:p text:style-name="P15">=</text:p>
            <text:p text:style-name="P15">shut down inactive computers</text:p>
          </table:table-cell>
          <table:table-cell table:style-name="Tableau1.D2" office:value-type="string">
            <text:p text:style-name="P15">minimize communication time</text:p>
            <text:p text:style-name="P15">=</text:p>
            <text:p text:style-name="P15">pool communicating servers in a local network</text:p>
          </table:table-cell>
        </table:table-row>
      </table:table>
      <text:p text:style-name="P10">Figure 2.1.1 : Administration policies depending on the context. Each policy applies to a specific context, observed according to a certain metric, and achieves a goal. From customers' point of view, the first policy leads to minimize the cost of computer hire. The second one minimizes costs due to electrical consumption by saving energy. The third one speeds up communication between distant serves by pooling them into a local network.</text:p>
      <text:h text:style-name="P24" text:outline-level="2"><text:soft-page-break/>Problem</text:h>
      <text:p text:style-name="P10"><text:tab/>Implementing the management policies presented before requires the resolution of two functional issues. On the one hand, the final architecture should provide multiple server hosting on one single computer. On the other hand, such an architecture should implement an autonomous server administration. This sections presents further requirements which ensue from these functional issues.</text:p>
      <text:p text:style-name="P10"><text:tab/>In order to achieve multiple server hosting on one single computer, each computer should be able to host several operating systems. Yet each operating system needs the complete material environment provided by a computer, <text:span text:style-name="T6">including resources like </text:span>processors, memory, hard <text:span text:style-name="T6">drives and network interfaces. To overcome this problem, each operating system should be given virtual resources. Each material resource should be shared out among many virtual ones. Figure 2.2.1 illustrates the abstraction of material resources.</text:span></text:p>
      <text:p text:style-name="P10"><text:span text:style-name="T6"><text:tab/>In order to implement an autonomous server administration, the final architecture should allow to <text:s/>move a server from one computer to another within the cluster. This kind of move is called migration. Migrating the operating system hosting a server is not an obvious operation. Indeed, the execution of the server should resume transparently. So, the execution context , including the memory context, should be the same before and after a migration. As the memory context is managed by the operating system, the operating system and the server running on it should be migrated together. Figure 2.2.2 presents the migration of a server from one computer to another.</text:span></text:p>
      <text:p text:style-name="P10"><text:span text:style-name="T6"><text:tab/>Once operating system migration is shown to be context conservative, the associated file system distribution remains at stake. Indeed, data saved on hard drives cannot be migrated with its operating system because it would needlessly increase the network load. In fact, all file systems should be pooled on a data server and accessed through the network. Figure 2.2.3 shows how file systems should be distributed among the network.</text:span></text:p>
      <text:h text:style-name="P24" text:outline-level="2">Method</text:h>
      <text:p text:style-name="P10"><text:tab/>The following analysis discusses functional and conceptual means to accede to requirements presented before.</text:p>
      <text:p text:style-name="P10"/>
      <text:p text:style-name="P10"><text:tab/>Virtualization allows the execution of multiple Operating Systems on a single physical host. In the industry, servers are expensive, in power and <text:s/>The idea was to be able to bring together several servers</text:p>
      <text:h text:style-name="P13" text:outline-level="1">Role distribution</text:h>
      <text:h text:style-name="P14"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swiss"/>
    <style:font-face style:name="arial" svg:font-family="arial" style:font-adornments="Gras" style:font-family-generic="swiss"/>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1"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4T16:05:52</dc:date>
    <meta:editing-cycles>41</meta:editing-cycles>
    <meta:editing-duration>PT15H36M29S</meta:editing-duration>
    <meta:user-defined meta:name="Info 1"/>
    <meta:user-defined meta:name="Info 2"/>
    <meta:user-defined meta:name="Info 3"/>
    <meta:user-defined meta:name="Info 4"/>
    <meta:document-statistic meta:table-count="1" meta:image-count="1" meta:object-count="0" meta:page-count="4" meta:paragraph-count="63" meta:word-count="878" meta:character-count="5860"/>
  </office:meta>
</office:document-meta>
</file>